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fcf1" officeooo:paragraph-rsid="001ffcf1"/>
    </style:style>
    <style:style style:name="T1" style:family="text">
      <style:text-properties officeooo:rsid="0020f8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, Hanckerrank id: azzymcalpine</text:p>
      <text:p text:style-name="P1">2.</text:p>
      <text:p text:style-name="P1"><text:tab/><text:span text:style-name="T1">O(n) = { 1,0 <text:s text:c="5"/>n = 0 || 2, n = 1 || n&lt; 0</text:span></text:p>
      <text:p text:style-name="P1"><text:tab/><text:tab/><text:span text:style-name="T1">O(i-k) <text:s text:c="8"/>k = 2….6}</text:span></text:p>
      <text:p text:style-name="P1">3. <text:span text:style-name="T1">O(n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18:48:53.855347629</meta:creation-date>
    <dc:date>2018-04-28T21:14:31.040660240</dc:date>
    <meta:editing-duration>PT2H15M27S</meta:editing-duration>
    <meta:editing-cycles>1</meta:editing-cycles>
    <meta:document-statistic meta:table-count="0" meta:image-count="0" meta:object-count="0" meta:page-count="1" meta:paragraph-count="5" meta:word-count="26" meta:character-count="110" meta:non-whitespace-character-count="73"/>
    <meta:generator>LibreOffice/5.1.6.2$Linux_X86_64 LibreOffice_project/10m0$Build-2</meta:generator>
  </office:meta>
</office:document-meta>
</file>